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f8f1" officeooo:paragraph-rsid="0004f8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name: Agent™</text:p>
      <text:p text:style-name="P1"/>
      <text:p text:style-name="P1">Goldeneye meets sly + maybe max payne elements(?). </text:p>
      <text:p text:style-name="P1">Low poly shooter platformer puzzle game</text:p>
      <text:p text:style-name="P1"/>
      <text:p text:style-name="P1">MC: Agent™ (AT)</text:p>
      <text:p text:style-name="P1">Sidecharacter: Sidekick™ (SD)</text:p>
      <text:p text:style-name="P1">Main boss: Dr. PhD™ (DPT)</text:p>
      <text:p text:style-name="P1"/>
      <text:p text:style-name="P1">Intro: Explain story cutscene</text:p>
      <text:p text:style-name="P1"/>
      <text:p text:style-name="P1">teach basic mechanics through the eyes of SD as AT guides</text:p>
      <text:p text:style-name="P1"/>
      <text:p text:style-name="P1">First map:</text:p>
      <text:p text:style-name="P1"/>
      <text:p text:style-name="P1">Show DPTs castle and explain that the AT advances towards it through the sewer system and that SD tries to advance from the back.</text:p>
      <text:p text:style-name="P1"/>
      <text:p text:style-name="P1">Puzzles and enemies in sewers</text:p>
      <text:p text:style-name="P1"/>
      <text:p text:style-name="P1">Map ends at entrance to castle</text:p>
      <text:p text:style-name="P1"/>
      <text:p text:style-name="P1">Second map if there is enough time puzzles and enemies in castle</text:p>
      <text:p text:style-name="P1"/>
      <text:p text:style-name="P1">Boss fight:</text:p>
      <text:p text:style-name="P1"/>
      <text:p text:style-name="P1">Starts at castle DPT kidnaps SD, AT has to use rubber bullets.</text:p>
      <text:p text:style-name="P1">Platformer boss fight where DPT uses Portal™Wand™ to spawn items from portals on top of player.</text:p>
      <text:p text:style-name="P1"/>
      <text:p text:style-name="P1">Cutscene after DPT takes enough damage from rubber bullets.</text:p>
      <text:p text:style-name="P1"/>
      <text:p text:style-name="P1">DPT throws ST at AT which prevents AT from firing at DPT as he escapes. DPT in his escape vehicle taunts AT </text:p>
      <text:p text:style-name="P1"/>
      <text:p text:style-name="P1">”luckily is still have one more hostage, your heroine™” </text:p>
      <text:p text:style-name="P1"/>
      <text:p text:style-name="P1">*DPT hunches over and pulls a bag of white powder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23:32:10.145000000</meta:creation-date>
    <dc:date>2023-11-17T00:18:06.582000000</dc:date>
    <meta:editing-duration>PT45M56S</meta:editing-duration>
    <meta:editing-cycles>1</meta:editing-cycles>
    <meta:document-statistic meta:table-count="0" meta:image-count="0" meta:object-count="0" meta:page-count="1" meta:paragraph-count="20" meta:word-count="172" meta:character-count="965" meta:non-whitespace-character-count="810"/>
    <meta:generator>LibreOffice/7.4.2.3$Windows_X86_64 LibreOffice_project/382eef1f22670f7f4118c8c2dd222ec7ad009daf</meta:generator>
  </office:meta>
</office:document-meta>
</file>